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cbe" officeooo:paragraph-rsid="0009acbe"/>
    </style:style>
    <style:style style:name="P2" style:family="paragraph" style:parent-style-name="Standard">
      <style:text-properties officeooo:rsid="0009acbe" officeooo:paragraph-rsid="0010c40e"/>
    </style:style>
    <style:style style:name="P3" style:family="paragraph" style:parent-style-name="Standard">
      <style:text-properties officeooo:rsid="000abe01" officeooo:paragraph-rsid="000abe01"/>
    </style:style>
    <style:style style:name="P4" style:family="paragraph" style:parent-style-name="Standard">
      <style:text-properties officeooo:rsid="000aff4e" officeooo:paragraph-rsid="000aff4e"/>
    </style:style>
    <style:style style:name="P5" style:family="paragraph" style:parent-style-name="Standard">
      <style:text-properties officeooo:rsid="000c1d83" officeooo:paragraph-rsid="000c1d83"/>
    </style:style>
    <style:style style:name="P6" style:family="paragraph" style:parent-style-name="Standard">
      <style:text-properties officeooo:rsid="000c267e" officeooo:paragraph-rsid="000c267e"/>
    </style:style>
    <style:style style:name="P7" style:family="paragraph" style:parent-style-name="Standard">
      <style:text-properties officeooo:rsid="000c267e" officeooo:paragraph-rsid="0010c40e"/>
    </style:style>
    <style:style style:name="P8" style:family="paragraph" style:parent-style-name="Standard">
      <style:text-properties officeooo:rsid="000d6a65" officeooo:paragraph-rsid="000d6a65"/>
    </style:style>
    <style:style style:name="P9" style:family="paragraph" style:parent-style-name="Standard">
      <style:text-properties officeooo:rsid="000d6a65" officeooo:paragraph-rsid="0010c40e"/>
    </style:style>
    <style:style style:name="P10" style:family="paragraph" style:parent-style-name="Standard">
      <style:text-properties officeooo:rsid="000e7a5b" officeooo:paragraph-rsid="000e7a5b"/>
    </style:style>
    <style:style style:name="P11" style:family="paragraph" style:parent-style-name="Standard">
      <style:text-properties officeooo:rsid="000ee20e" officeooo:paragraph-rsid="0010c40e"/>
    </style:style>
    <style:style style:name="P12" style:family="paragraph" style:parent-style-name="Standard">
      <style:text-properties officeooo:rsid="0010c40e" officeooo:paragraph-rsid="0010c40e"/>
    </style:style>
    <style:style style:name="P13" style:family="paragraph" style:parent-style-name="Standard">
      <style:text-properties officeooo:rsid="0010c80f" officeooo:paragraph-rsid="0010c80f"/>
    </style:style>
    <style:style style:name="P14" style:family="paragraph" style:parent-style-name="Standard">
      <style:text-properties officeooo:rsid="0010d8c5" officeooo:paragraph-rsid="0010d8c5"/>
    </style:style>
    <style:style style:name="P15" style:family="paragraph" style:parent-style-name="Standard">
      <style:text-properties officeooo:rsid="00138a7b" officeooo:paragraph-rsid="00138a7b"/>
    </style:style>
    <style:style style:name="P16" style:family="paragraph" style:parent-style-name="Standard">
      <style:text-properties officeooo:rsid="0013edcb" officeooo:paragraph-rsid="0013edcb"/>
    </style:style>
    <style:style style:name="P17" style:family="paragraph" style:parent-style-name="Standard">
      <style:text-properties officeooo:rsid="00156d43" officeooo:paragraph-rsid="00156d43"/>
    </style:style>
    <style:style style:name="P18" style:family="paragraph" style:parent-style-name="Standard">
      <style:text-properties officeooo:rsid="00167341" officeooo:paragraph-rsid="00167341"/>
    </style:style>
    <style:style style:name="P19" style:family="paragraph" style:parent-style-name="Standard">
      <style:text-properties fo:font-style="italic" officeooo:rsid="00170948" officeooo:paragraph-rsid="00170948" style:font-style-asian="italic" style:font-style-complex="italic"/>
    </style:style>
    <style:style style:name="T1" style:family="text">
      <style:text-properties officeooo:rsid="0010c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p shit:</text:p>
      <text:p text:style-name="P1"/>
      <text:p text:style-name="P1">Mr Saxobeat</text:p>
      <text:p text:style-name="P1">Destination Calabria</text:p>
      <text:p text:style-name="P1">Samba De Janeiro</text:p>
      <text:p text:style-name="P1">Fireball</text:p>
      <text:p text:style-name="P10">Tequila</text:p>
      <text:p text:style-name="P2">Careless whisper</text:p>
      <text:p text:style-name="P2">Baker street</text:p>
      <text:p text:style-name="P2">Brown sugar</text:p>
      <text:p text:style-name="P2">Smooth operator</text:p>
      <text:p text:style-name="P2">Who can it be now</text:p>
      <text:p text:style-name="P11">Time of my life</text:p>
      <text:p text:style-name="P7">Blame it on the night</text:p>
      <text:p text:style-name="P9"/>
      <text:p text:style-name="P1"><text:span text:style-name="T1">Jazzy</text:span> shit:</text:p>
      <text:p text:style-name="P1"/>
      <text:p text:style-name="P1">Watermelon man</text:p>
      <text:p text:style-name="P1">Just the two of us</text:p>
      <text:p text:style-name="P8">Autumn leaves</text:p>
      <text:p text:style-name="P12">Moanin</text:p>
      <text:p text:style-name="P13">Oh Mary don’t you weep</text:p>
      <text:p text:style-name="P14">St Jame’s infirmary</text:p>
      <text:p text:style-name="P8"/>
      <text:p text:style-name="P3">Funky shit:</text:p>
      <text:p text:style-name="P3"/>
      <text:p text:style-name="P3">Sir Duke</text:p>
      <text:p text:style-name="P4">Superstition</text:p>
      <text:p text:style-name="P5">Give me the night</text:p>
      <text:p text:style-name="P6"/>
      <text:p text:style-name="P15">Ελληνικα shit:</text:p>
      <text:p text:style-name="P15"/>
      <text:p text:style-name="P15">Παρτιδες</text:p>
      <text:p text:style-name="P15">Φαρος</text:p>
      <text:p text:style-name="P15">Που να βρω</text:p>
      <text:p text:style-name="P15">Πες μου μια λεξη</text:p>
      <text:p text:style-name="P16">Τα ησυχα βραδια</text:p>
      <text:p text:style-name="P17">Φλασακι</text:p>
      <text:p text:style-name="P18">Να μ’ αγαπας</text:p>
      <text:p text:style-name="P18"/>
      <text:p text:style-name="P19">Γενικοτερα σχεδον ολο το ποιοτητα μιξ του σποτιφαι μου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14:19.145440309</meta:creation-date>
    <dc:date>2023-03-20T11:23:47.619628131</dc:date>
    <meta:editing-duration>PT8M52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89" meta:character-count="470" meta:non-whitespace-character-count="414"/>
  </office:meta>
</office:document-meta>
</file>